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8.8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56.36mm"/>
    </style:style>
    <style:style style:name="co11" style:family="table-column">
      <style:table-column-properties fo:break-before="auto" style:column-width="59.64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11.57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4.02mm" fo:break-before="auto" style:use-optimal-row-height="false"/>
    </style:style>
    <style:style style:name="ro10" style:family="table-row">
      <style:table-row-properties style:row-height="17.99mm" fo:break-before="auto" style:use-optimal-row-height="false"/>
    </style:style>
    <style:style style:name="ro11" style:family="table-row">
      <style:table-row-properties style:row-height="14.55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ro13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Times New Roman" fo:font-size="14pt" fo:language="zxx" fo:country="none" style:font-name-asian="Tahoma" style:font-size-asian="14pt" style:language-asian="zxx" style:country-asian="none" style:font-name-complex="DejaVu Sans" style:font-size-complex="14pt" style:language-complex="zxx" style:country-complex="none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10pt" style:font-size-asian="10pt" style:font-name-complex="DejaVu Sans" style:font-size-complex="10pt"/>
    </style:style>
    <style:style style:name="ce21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fo:color="#000000" style:font-name="Times New Roman" fo:font-size="14pt" fo:language="zxx" fo:country="none" style:font-name-asian="Tahoma" style:font-size-asian="14pt" style:language-asian="zxx" style:country-asian="none" style:font-name-complex="DejaVu Sans" style:font-size-complex="14pt" style:language-complex="zxx" style:country-complex="none"/>
    </style:style>
    <style:style style:name="ce22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fo:language="none" fo:country="none" style:font-name-asian="Tahoma" style:font-size-asian="14pt" style:language-asian="none" style:country-asian="none" style:font-size-complex="14pt" style:language-complex="none" style:country-complex="none"/>
    </style:style>
    <style:style style:name="ce2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fo:color="#000000" style:font-name="Times New Roman" fo:font-size="14pt" fo:language="zxx" fo:country="none" style:font-name-asian="Andale Sans UI" style:font-size-asian="14pt" style:language-asian="zxx" style:country-asian="none" style:font-name-complex="Times New Roman" style:font-size-complex="14pt" style:language-complex="zxx" style:country-complex="none"/>
    </style:style>
    <style:style style:name="ce3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family-complex="'Lohit Hindi'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Droid Sans Fallback'" style:font-family-generic-asian="system" style:font-pitch-asian="variable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4" style:family="text">
      <style:text-properties style:font-name="Times New Roman" fo:font-size="14pt" style:letter-kerning="true" fo:language="none" fo:country="none" style:language-asian="none" style:country-asian="none" style:language-complex="none" style:country-complex="none" style:font-name-asian="Tahoma" style:font-size-asian="14pt" style:font-size-complex="14pt"/>
    </style:style>
    <style:style style:name="T5" style:family="text">
      <style:text-properties style:font-name="Times New Roman" fo:font-size="14pt" style:letter-kerning="true" fo:language="none" fo:country="none" style:language-asian="none" style:country-asian="none" style:language-complex="none" style:country-complex="none" style:font-name-asian="Tahoma" style:font-size-asian="14pt" style:font-size-complex="14pt" fo:color="#000000" style:text-underline-style="none" style:text-underline-color="font-color" fo:font-style="normal" style:font-style-asian="normal" style:font-style-complex="normal"/>
    </style:style>
    <style:style style:name="T6" style:family="text">
      <style:text-properties style:font-name="Times New Roman" fo:font-size="14pt" style:letter-kerning="true" fo:language="none" fo:country="none" style:language-asian="none" style:country-asian="none" style:language-complex="none" style:country-complex="none" style:font-name-asian="Tahoma" style:font-size-asian="14pt" style:font-size-complex="14pt" style:text-underline-style="none" style:text-underline-color="font-color" fo:font-style="normal" style:font-style-asian="normal" style:font-style-complex="normal"/>
    </style:style>
    <style:style style:name="T7" style:family="text">
      <style:text-properties fo:font-style="normal" style:letter-kerning="true" fo:language="none" fo:country="none" style:language-asian="none" style:country-asian="none" style:language-complex="none" style:country-complex="none" style:font-name-asian="Tahoma" style:font-size-asian="14pt" style:font-size-complex="14pt" style:font-style-asian="normal" style:font-style-complex="normal"/>
    </style:style>
    <style:style style:name="T8" style:family="text">
      <style:text-properties style:font-name="Times New Roman" style:letter-kerning="true" fo:language="none" fo:country="none" style:language-asian="none" style:country-asian="none" style:language-complex="none" style:country-complex="none" style:font-name-asian="Tahoma" style:font-size-asian="14pt" style:font-size-complex="14pt"/>
    </style:style>
    <style:style style:name="T9" style:family="text">
      <style:text-properties style:font-name="Times New Roman" style:letter-kerning="true" fo:language="none" fo:country="none" style:language-asian="none" style:country-asian="none" style:language-complex="none" style:country-complex="none" style:font-name-asian="Tahoma" style:font-size-asian="14pt" style:font-size-complex="14pt" fo:color="#000000" style:text-underline-style="none" style:text-underline-color="font-color" fo:font-style="normal" style:font-style-asian="normal" style:font-style-complex="normal"/>
    </style:style>
    <style:style style:name="T10" style:family="text">
      <style:text-properties style:font-name="Times New Roman" style:letter-kerning="true" fo:language="none" fo:country="none" style:language-asian="none" style:country-asian="none" style:language-complex="none" style:country-complex="none" style:font-name-asian="Tahoma" style:font-size-asian="14pt" style:font-size-complex="14pt" style:text-underline-style="none" style:text-underline-color="font-color" fo:font-style="normal" style:font-style-asian="normal" style:font-style-complex="normal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Times New Roma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Times New Roman" fo:font-size="14pt" fo:language="zxx" fo:country="none" style:language-asian="zxx" style:country-asian="none" style:language-complex="zxx" style:country-complex="none" style:font-name-complex="Times New Roman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#REF!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#REF!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>
        <table:table-column table:style-name="co1" table:default-cell-style-name="ce7"/>
        <table:table-column table:style-name="co2" table:default-cell-style-name="ce35"/>
        <table:table-column table:style-name="co3" table:default-cell-style-name="ce13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6" table:content-validation-name="val1"/>
        </table:table-row>
        <table:table-row table:style-name="ro2">
          <table:table-cell table:content-validation-name="val1" office:value-type="string" calcext:value-type="string">
            <text:p>MACROPROCESSO</text:p>
          </table:table-cell>
          <table:table-cell table:style-name="ce32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32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1º NÍVEL</text:p>
          </table:table-cell>
          <table:table-cell table:style-name="ce33" table:content-validation-name="val3" office:value-type="string" calcext:value-type="string" table:number-columns-spanned="2" table:number-rows-spanned="1">
            <text:p>3.03 GESTÃO DA INFORMAÇÃO</text:p>
          </table:table-cell>
          <table:covered-table-cell table:style-name="ce33" table:content-validation-name="val1"/>
        </table:table-row>
        <table:table-row table:style-name="ro2">
          <table:table-cell table:content-validation-name="val1" office:value-type="string" calcext:value-type="string">
            <text:p>2º NÍVEL</text:p>
          </table:table-cell>
          <table:table-cell table:style-name="ce32" table:content-validation-name="val4" office:value-type="string" calcext:value-type="string" table:number-columns-spanned="2" table:number-rows-spanned="1">
            <text:p>3.01.03 Gerir infraestrutura de TI</text:p>
          </table:table-cell>
          <table:covered-table-cell table:style-name="ce32" table:content-validation-name="val1"/>
        </table:table-row>
        <table:table-row table:style-name="ro2">
          <table:table-cell table:style-name="ce3" table:content-validation-name="val1" office:value-type="string" calcext:value-type="string">
            <text:p>3º NÍVEL</text:p>
          </table:table-cell>
          <table:table-cell table:style-name="ce33" table:content-validation-name="val5" table:number-columns-spanned="2" table:number-rows-spanned="1"/>
          <table:covered-table-cell table:style-name="ce33" table:content-validation-name="val1"/>
        </table:table-row>
        <table:table-row table:style-name="ro2">
          <table:table-cell table:content-validation-name="val1" office:value-type="string" calcext:value-type="string">
            <text:p>NOME DO PROCESSO</text:p>
          </table:table-cell>
          <table:table-cell table:style-name="ce32" table:content-validation-name="val1" office:value-type="string" calcext:value-type="string" table:number-columns-spanned="2" table:number-rows-spanned="1">
            <text:p>Restauração do SPED</text:p>
          </table:table-cell>
          <table:covered-table-cell table:style-name="ce33" table:content-validation-name="val1"/>
        </table:table-row>
        <table:table-row table:style-name="ro3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9" table:content-validation-name="val6" office:value-type="string" calcext:value-type="string" table:number-columns-spanned="2" table:number-rows-spanned="1">
            <text:p>Restauração de cópia de segurança do SPED</text:p>
          </table:table-cell>
          <table:covered-table-cell table:style-name="ce6" table:content-validation-name="val1"/>
        </table:table-row>
        <table:table-row table:style-name="ro3">
          <table:table-cell table:content-validation-name="val1" office:value-type="string" calcext:value-type="string">
            <text:p>Finalidade</text:p>
          </table:table-cell>
          <table:table-cell table:content-validation-name="val7" office:value-type="string" calcext:value-type="string" table:number-columns-spanned="2" table:number-rows-spanned="1">
            <text:p>Restaurar o SPED em caso de falha do servidor</text:p>
          </table:table-cell>
          <table:covered-table-cell table:style-name="ce12" table:content-validation-name="val1"/>
        </table:table-row>
        <table:table-row table:style-name="ro3">
          <table:table-cell table:style-name="ce4" table:content-validation-name="val1" office:value-type="string" calcext:value-type="string">
            <text:p>Equipe do Processo</text:p>
          </table:table-cell>
          <table:table-cell table:content-validation-name="val1" office:value-type="string" calcext:value-type="string" table:number-columns-spanned="2" table:number-rows-spanned="1">
            <text:p>Seção de Tecnologia da Informação</text:p>
          </table:table-cell>
          <table:covered-table-cell table:content-validation-name="val1"/>
        </table:table-row>
        <table:table-row table:style-name="ro4">
          <table:table-cell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1" table:content-validation-name="val1" office:value-type="string" calcext:value-type="string">
            <text:p>Início</text:p>
          </table:table-cell>
          <table:table-cell table:style-name="ce35" table:content-validation-name="val1" office:value-type="string" calcext:value-type="string">
            <text:p>Após falha do servidor principal ou falha da máquina virtual do SPED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Término</text:p>
          </table:table-cell>
          <table:table-cell table:style-name="ce35" table:content-validation-name="val1" office:value-type="string" calcext:value-type="string">
            <text:p><text:s/>Cerca de 4 horas após o inicio do processo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Relação com outros processos</text:p>
          </table:table-cell>
          <table:table-cell table:content-validation-name="val1" table:number-columns-spanned="2" table:number-rows-spanned="1"/>
          <table:covered-table-cell table:content-validation-name="val1"/>
        </table:table-row>
        <table:table-row table:style-name="ro3">
          <table:table-cell table:content-validation-name="val1" office:value-type="string" calcext:value-type="string" table:number-columns-spanned="1" table:number-rows-spanned="2">
            <text:p>Fornecedores</text:p>
          </table:table-cell>
          <table:table-cell table:style-name="ce11" table:content-validation-name="val1" office:value-type="string" calcext:value-type="string">
            <text:p>Internos</text:p>
          </table:table-cell>
          <table:table-cell table:style-name="ce35" table:content-validation-name="val1" office:value-type="string" calcext:value-type="string">
            <text:p>-</text:p>
          </table:table-cell>
        </table:table-row>
        <table:table-row table:style-name="ro3">
          <table:covered-table-cell table:style-name="ce5" table:content-validation-name="val1"/>
          <table:table-cell table:style-name="ce11" table:content-validation-name="val1" office:value-type="string" calcext:value-type="string">
            <text:p>Externos</text:p>
          </table:table-cell>
          <table:table-cell table:style-name="ce35" table:content-validation-name="val1" office:value-type="string" calcext:value-type="string">
            <text:p>-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Produtos</text:p>
          </table:table-cell>
          <table:table-cell table:content-validation-name="val1" office:value-type="string" calcext:value-type="string" table:number-columns-spanned="2" table:number-rows-spanned="1">
            <text:p>Máquina virtual <text:s/>reserva do SPED</text:p>
          </table:table-cell>
          <table:covered-table-cell table:content-validation-name="val1"/>
        </table:table-row>
        <table:table-row table:style-name="ro3">
          <table:table-cell table:content-validation-name="val1" office:value-type="string" calcext:value-type="string">
            <text:p>Clientes/Usuários</text:p>
          </table:table-cell>
          <table:table-cell table:content-validation-name="val1" office:value-type="string" calcext:value-type="string" table:number-columns-spanned="2" table:number-rows-spanned="1">
            <text:p>Todos os usuário do SPED</text:p>
          </table:table-cell>
          <table:covered-table-cell table:style-name="ce12" table:content-validation-name="val1"/>
        </table:table-row>
        <table:table-row table:style-name="ro4">
          <table:table-cell table:style-name="ce4" table:content-validation-name="val1" office:value-type="string" calcext:value-type="string">
            <text:p>Legislação de Apoio</text:p>
          </table:table-cell>
          <table:table-cell table:content-validation-name="val1" office:value-type="string" calcext:value-type="string" table:number-columns-spanned="2" table:number-rows-spanned="1">
            <text:p>Tutorial de Instalação do SPED versão 2.6 e Portaria nº 790, de 28 de dezembro de 2011</text:p>
          </table:table-cell>
          <table:covered-table-cell table:content-validation-name="val1"/>
        </table:table-row>
      </table:table>
      <table:table table:name="DESCRIÇÃO DAS AÇOES" table:style-name="ta1">
        <table:table-column table:style-name="co4" table:default-cell-style-name="ce16"/>
        <table:table-column table:style-name="co5" table:default-cell-style-name="ce19"/>
        <table:table-row table:style-name="ro6">
          <table:table-cell table:style-name="ce14" office:value-type="string" calcext:value-type="string" table:number-columns-spanned="2" table:number-rows-spanned="1">
            <text:p>DESCRIÇÃO DAS AÇÕES</text:p>
          </table:table-cell>
          <table:covered-table-cell table:style-name="ce17"/>
        </table:table-row>
        <table:table-row table:style-name="ro6">
          <table:table-cell table:style-name="ce15" office:value-type="string" calcext:value-type="string">
            <text:p>NR</text:p>
          </table:table-cell>
          <table:table-cell table:style-name="ce18" table:content-validation-name="val1" office:value-type="string" calcext:value-type="string">
            <office:annotation office:display="true" draw:style-name="gr1" draw:text-style-name="P2" svg:width="28.99mm" svg:height="17.2mm" svg:x="194.98mm" svg:y="8.19mm" draw:caption-point-x="-6.1mm" draw:caption-point-y="-1.15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esse a maquina virtual reserva do SP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Altere as permissões da pasta /var/backups/sistemas/sped para 777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Acesse o maquina do servidor de backup (10.79.29.179)</text:span>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<text:span text:style-name="T4">Copie os arquivos (backup_SPED_WAR_data.war, </text:span><text:span text:style-name="T5">backup_ldap_data.ldif e backup_SPED_data.sql)</text:span><text:span text:style-name="T6"> para a pasta /var/backups/sistemas/sped 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omeie o arquivo para sped.wa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Reinicie o tomcat com o comando</text:span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e o serviço do LDAP com o comand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pague os arquivos da pasta /var/lib/ldap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inicie o ldap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7">Pare novamente o ldap </text:span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staure o backup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inicie o ldap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re o serviço do tomcat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rne-se usuário postgre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limine a base de dados antiga com o comand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crie a base de dados do SPED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ere o restore da base de dados utilizando o arquivo backup_SPED_data.sql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nicie o serviço do tomcat</text:p>
          </table:table-cell>
        </table:table-row>
      </table:table>
      <table:table table:name="PLANO DE AÇÂO" table:style-name="ta1">
        <table:table-column table:style-name="co6" table:default-cell-style-name="ce16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2" table:default-cell-style-name="ce25"/>
        <table:table-row table:style-name="ro6">
          <table:table-cell table:style-name="ce22" office:value-type="string" calcext:value-type="string" table:number-columns-spanned="8" table:number-rows-spanned="1">
            <text:p>PLANO DE AÇÃO</text:p>
          </table:table-cell>
          <table:covered-table-cell table:style-name="ce24"/>
          <table:covered-table-cell table:style-name="ce26"/>
          <table:covered-table-cell table:number-columns-repeated="4" table:style-name="ce28"/>
          <table:covered-table-cell table:style-name="ce30"/>
        </table:table-row>
        <table:table-row table:style-name="ro8">
          <table:table-cell table:style-name="ce48" office:value-type="string" calcext:value-type="string">
            <text:p>NR</text:p>
          </table:table-cell>
          <table:table-cell table:style-name="ce48" table:content-validation-name="val1" office:value-type="string" calcext:value-type="string">
            <office:annotation draw:style-name="gr2" draw:text-style-name="P4" svg:width="47.99mm" svg:height="6.56mm" svg:x="80.9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27" office:value-type="string" calcext:value-type="string">
            <office:annotation draw:style-name="gr2" draw:text-style-name="P4" svg:width="48.69mm" svg:height="7.63mm" svg:x="122.25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27" office:value-type="string" calcext:value-type="string">
            <office:annotation draw:style-name="gr2" draw:text-style-name="P4" svg:width="44.48mm" svg:height="11.6mm" svg:x="153.52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27" office:value-type="string" calcext:value-type="string">
            <office:annotation draw:style-name="gr2" draw:text-style-name="P4" svg:width="44.13mm" svg:height="20.01mm" svg:x="171.51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27" office:value-type="string" calcext:value-type="string">
            <office:annotation draw:style-name="gr2" draw:text-style-name="P4" svg:width="44.6mm" svg:height="15.01mm" svg:x="191.12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27" office:value-type="string" calcext:value-type="string">
            <office:annotation draw:style-name="gr2" draw:text-style-name="P4" svg:width="44.48mm" svg:height="14.47mm" svg:x="248.29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1" office:value-type="string" calcext:value-type="string">
            <office:annotation draw:style-name="gr2" draw:text-style-name="P4" svg:width="44.47mm" svg:height="11.35mm" svg:x="271.98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Acesse a maquina virtual reserva do SPED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dar início ao processo de restor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indisponibilidade do servidor principal do SPED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Altere as permissões da pasta /var/backups/sistemas/sped para 777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permitir a inserção de dados na no arquivos que estão na past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reserva do SPED</text:p>
          </table:table-cell>
          <table:table-cell office:value-type="string" calcext:value-type="string">
            <text:p>Através do comando CHMOD</text:p>
          </table:table-cell>
          <table:table-cell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Acesse o máquina do servidor de backup (10.79.29.179)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copiar os aquivo de backup do SPED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reserva do SPED</text:p>
          </table:table-cell>
          <table:table-cell office:value-type="string" calcext:value-type="string">
            <text:p>Através do comando SSH</text:p>
          </table:table-cell>
          <table:table-cell/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8">Copie os arquivos (backup_SPED_WAR_data.war, </text:span><text:span text:style-name="T9">backup_ldap_data.ldif e backup_SPED_data.sql)</text:span><text:span text:style-name="T10"> para a pasta /var/backups/sistemas/sped 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servidor reserva tenha os últimos <text:s/>arquivos de backu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de backup</text:p>
          </table:table-cell>
          <table:table-cell office:value-type="string" calcext:value-type="string">
            <text:p>Através do comando CP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Renomeie o arquivo para sped.war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o arquivo tenha sintaxe válida para o 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copiar os arquivos de backup para o servidor reserva</text:p>
          </table:table-cell>
          <table:table-cell office:value-type="string" calcext:value-type="string">
            <text:p>Através do comando MV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>
            <text:p><text:span text:style-name="T3">Reinicie o tomcat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s novas configurações inseridas tenham efeit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nomear o arquivo sped.war</text:p>
          </table:table-cell>
          <table:table-cell office:value-type="string" calcext:value-type="string">
            <text:p>Através do comando /etc/init.d/tomcat7 restart</text:p>
          </table:table-cell>
          <table:table-cell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Pare o serviço do LDAP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necessário parar o serviço antes de realizar alterações no arquiv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iniciar o Tomcat</text:p>
          </table:table-cell>
          <table:table-cell office:value-type="string" calcext:value-type="string">
            <text:p>Através do comando service slapd stop</text:p>
          </table:table-cell>
          <table:table-cell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Apague os arquivos da pasta /var/lib/ldap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parar o serviço LDAP</text:p>
          </table:table-cell>
          <table:table-cell office:value-type="string" calcext:value-type="string">
            <text:p>Através do comando rm -rf /var/lib/ldap/*</text:p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inicie o ldap </text:p>
          </table:table-cell>
          <table:table-cell office:value-type="string" calcext:value-type="string">
            <text:p>técnico nível 3</text:p>
          </table:table-cell>
          <table:table-cell table:style-name="ce55" office:value-type="string" calcext:value-type="string">
            <text:p><text:span text:style-name="T11">para reconstruir uma base zerada</text:span>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pagar os arquivos da pasta /var/lib/ldap</text:p>
          </table:table-cell>
          <table:table-cell office:value-type="string" calcext:value-type="string">
            <text:p>Através do comando service slapd start</text:p>
          </table:table-cell>
          <table:table-cell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7">Pare novamente o ldap </text:span>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iniciar o ldap</text:p>
          </table:table-cell>
          <table:table-cell office:value-type="string" calcext:value-type="string">
            <text:p>Através do comando /etc/init.d/slapd stop</text:p>
          </table:table-cell>
          <table:table-cell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Restaure o backup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s usuários do sistema sejam carregados no servidor reserv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parar o serviço LDAP</text:p>
          </table:table-cell>
          <table:table-cell office:value-type="string" calcext:value-type="string">
            <text:p><text:s/>Através do comando slapadd -l backup_ldap_data.ldif</text:p>
          </table:table-cell>
          <table:table-cell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Reinicie o ldap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<text:span text:style-name="T12">Após restaura o arquivo </text:span><text:span text:style-name="T13">backup_ldap_data.ldif</text:span></text:p>
          </table:table-cell>
          <table:table-cell office:value-type="string" calcext:value-type="string">
            <text:p><text:s/>Através do comando /etc/init.d/slapd start</text:p>
          </table:table-cell>
          <table:table-cell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Pare o serviço do tomcat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r que é um procedimento necessário para o restore do <text:s/>sistem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iniciar o ldap</text:p>
          </table:table-cell>
          <table:table-cell office:value-type="string" calcext:value-type="string">
            <text:p>Através do comando service tomcat7 stop</text:p>
          </table:table-cell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Torne-se usuário postgres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ter acesso ao banco com dados co usuário postgres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iniciar o tomcat</text:p>
          </table:table-cell>
          <table:table-cell office:value-type="string" calcext:value-type="string">
            <text:p>Através co comando su postgres</text:p>
          </table:table-cell>
          <table:table-cell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Elimine a base de dados antiga 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excluir a base de dados inválid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acessar o servidor de backup como usuário postgress</text:p>
          </table:table-cell>
          <table:table-cell office:value-type="string" calcext:value-type="string">
            <text:p>Através do comando dropdb spedDB</text:p>
          </table:table-cell>
          <table:table-cell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string" calcext:value-type="string">
            <text:p>Recrie a base de dados do SPED zerada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o que é um procedimento necessário para atualizar a base de dados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eliminar a base de dados antiga</text:p>
          </table:table-cell>
          <table:table-cell office:value-type="string" calcext:value-type="string">
            <text:p>Através do comando createdb spedDB -O sped -E UTF8</text:p>
          </table:table-cell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Efetue o restore da base de dados utilizando o arquivo backup_SPED_data.sql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a base de dados seja restaurada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recriar a base de dados zerada</text:p>
          </table:table-cell>
          <table:table-cell office:value-type="string" calcext:value-type="string">
            <text:p>Através do comando psql -d spedDB &lt; backup_SPED_data.sql</text:p>
          </table:table-cell>
          <table:table-cell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Inicie o serviço do tomcat</text:p>
          </table:table-cell>
          <table:table-cell office:value-type="string" calcext:value-type="string">
            <text:p>técnico nível 3</text:p>
          </table:table-cell>
          <table:table-cell office:value-type="string" calcext:value-type="string">
            <text:p>Para que o processo de restore seja concluído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ós efetuar o restore da base de dados</text:p>
          </table:table-cell>
          <table:table-cell office:value-type="string" calcext:value-type="string">
            <text:p>Através do comando /etc/init.d/start st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5"/>
    </number:number-style>
    <number:date-style style:name="N138">
      <number:month number:textual="true"/>
      <number:text>/</number:text>
      <number:year number:style="long"/>
    </number:date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54:27.2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6:20.302000000</meta:creation-date>
    <dc:date>2020-02-17T16:25:35.741000000</dc:date>
    <meta:editing-duration>PT1H31M12S</meta:editing-duration>
    <meta:editing-cycles>20</meta:editing-cycles>
    <meta:generator>LibreOffice/6.2.8.2$Windows_X86_64 LibreOffice_project/f82ddfca21ebc1e222a662a32b25c0c9d20169ee</meta:generator>
    <meta:document-statistic meta:table-count="3" meta:cell-count="207" meta:object-count="0"/>
  </office:meta>
</office:document-meta>
</file>